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155a17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5" style:family="text">
      <style:text-properties fo:font-variant="normal" fo:text-transform="none" fo:color="#000000" fo:letter-spacing="normal" fo:font-style="normal" fo:font-weight="normal" officeooo:rsid="00164474" style:font-style-asian="normal" style:font-weight-asian="normal"/>
    </style:style>
    <style:style style:name="T6" style:family="text">
      <style:text-properties officeooo:rsid="001644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he People’s Assembly, convening on the 25th of August 2020 under the 21st PA Meeting.</text:span></text:p>
      <text:p text:style-name="P1"/>
      <text:p text:style-name="P4"><text:span text:style-name="T2">The Assembly, recognising the current situation,</text:span></text:p>
      <text:p text:style-name="P1"/>
      <text:p text:style-name="P4"><text:span text:style-name="T2">Acknowledges that Motion E2-</text:span><text:span text:style-name="T5">2</text:span><text:span text:style-name="T2"> has been accepted in the extraordinary meeting and requires a vote by the entire PA, with an optional debate in the meeting.</text:span></text:p>
      <text:p text:style-name="P1"/>
      <text:p text:style-name="P4"><text:span text:style-name="T2">And proceeds.</text:span></text:p>
      <text:p text:style-name="P1"/>
      <text:p text:style-name="P4"><text:span text:style-name="T2">Signed by,</text:span></text:p>
      <text:p text:style-name="P4"><text:span text:style-name="T2">the Speaker of the House</text:span></text:p>
      <text:p text:style-name="P1"/>
      <text:p text:style-name="P1"/>
      <text:p text:style-name="P1"/>
      <text:p text:style-name="P4"><text:span text:style-name="T2">[Motion as: 21-E</text:span><text:span text:style-name="T5">2</text:span><text:span text:style-name="T2"> “Re-vote on Motion E2-</text:span><text:span text:style-name="T5">2</text:span><text:span text:style-name="T2"> "Changing spigot to paper from the 24th of August and going back to spigot whenever we change hosts or plan"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editing-duration>PT58S</meta:editing-duration>
    <meta:editing-cycles>2</meta:editing-cycles>
    <meta:generator>LibreOffice/6.4.5.2$Linux_X86_64 LibreOffice_project/1ed6aca320d7f4d82924e6cec66e4f7527376448</meta:generator>
    <dc:date>2020-08-25T21:07:58.291793157</dc:date>
    <meta:document-statistic meta:table-count="0" meta:image-count="0" meta:object-count="0" meta:page-count="1" meta:paragraph-count="7" meta:word-count="83" meta:character-count="487" meta:non-whitespace-character-count="411"/>
  </office:meta>
</office:document-meta>
</file>